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image/png"/>
  <manifest:file-entry manifest:full-path="Pictures/100000000000011F00000067397EEB8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master-page-name="First_20_Page">
      <style:paragraph-properties style:page-number="auto"/>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master-page-name="Standard">
      <style:paragraph-properties style:page-number="auto"/>
    </style:style>
    <style:style style:name="P20" style:family="paragraph" style:parent-style-name="Heading_20_1" style:master-page-name="Standard">
      <style:paragraph-properties style:page-number="auto"/>
    </style:style>
    <style:style style:name="P21" style:family="paragraph" style:parent-style-name="Titre_20_hors_20_contenu" style:master-page-name="Standard">
      <style:paragraph-properties style:page-number="auto"/>
    </style:style>
    <style:style style:name="P22" style:family="paragraph">
      <style:paragraph-properties fo:text-align="center"/>
    </style:style>
    <style:style style:name="P23" style:family="paragraph">
      <style:paragraph-properties fo:text-align="justify"/>
    </style:style>
    <style:style style:name="P24"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style:font-name="DejaVu Serif Condensed1" fo:font-size="10pt" fo:font-weight="bold" style:font-size-asian="10pt" style:font-weight-asian="bold" style:font-size-complex="10pt" style:font-weight-complex="bold"/>
    </style:style>
    <style:style style:name="T4" style:family="text">
      <style:text-properties style:font-name="DejaVu Serif Condensed1" fo:font-size="10pt" fo:font-weight="normal" style:font-size-asian="10pt" style:font-weight-asian="normal" style:font-size-complex="10pt" style:font-weight-complex="normal"/>
    </style:style>
    <style:style style:name="T5" style:family="text">
      <style:text-properties fo:color="#000080" style:font-name="DejaVu Serif Condensed1" fo:font-size="10pt" fo:font-weight="bold" style:font-size-asian="10pt" style:font-weight-asian="bold" style:font-size-complex="10pt" style:font-weight-complex="bold"/>
    </style:style>
    <style:style style:name="T6"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color="#800000" style:font-name="DejaVu Serif Condensed1" fo:font-size="10pt" fo:font-weight="bold" style:font-size-asian="10pt" style:font-weight-asian="bold" style:font-size-complex="10pt" style:font-weight-complex="bold"/>
    </style:style>
    <style:style style:name="T8"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estation d'AMO</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C</text:user-defined></text:p>
          <text:p text:style-name="P8">Date : <text:date style:data-style-name="N84" text:date-value="2014-02-15T09:49:16">2014-02-15</text:date></text:p>
          <text:p text:style-name="P8">Version : <text:user-defined style:data-style-name="N0" text:name="Numéro du document">1.2</text:user-defined>.<text:editing-cycles>1</text:editing-cycles></text:p>
        </draw:text-box>
      </draw:frame>
      <draw:frame draw:style-name="fr3" draw:name="Cadre_couverture_date" text:anchor-type="page" text:anchor-page-number="1" svg:x="14.3cm" svg:y="0cm" svg:width="6.699cm" svg:height="4.001cm" draw:z-index="5">
        <draw:text-box>
          <text:p text:style-name="P9"><text:date style:data-style-name="N108" text:date-value="2014-02-15T09:49:16">2014</text:date></text:p>
        </draw:text-box>
      </draw:frame>
      <draw:frame draw:style-name="fr4" draw:name="Cadre4" text:anchor-type="page" text:anchor-page-number="1" svg:y="20.699cm" svg:width="13cm" svg:height="2cm" draw:z-index="6">
        <draw:text-box>
          <text:p text:style-name="P10"><text:subject>Compte rendu de réunion du 2014-02-14</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22" svg:x1="14.301cm" svg:y1="20.702cm" svg:x2="14.35cm" svg:y2="7.001cm">
        <text:p/>
      </draw:line>
      <draw:line text:anchor-type="page" text:anchor-page-number="1" draw:z-index="4" draw:style-name="gr2" draw:text-style-name="P22" svg:x1="14.3cm" svg:y1="29.701cm" svg:x2="14.304cm" svg:y2="27.7cm">
        <text:p/>
      </draw:line>
      <text:p text:style-name="P16"><draw:rect text:anchor-type="paragraph" draw:z-index="0" draw:style-name="gr1" draw:text-style-name="P22" svg:width="7.002cm" svg:height="29.701cm" svg:x="11.998cm" svg:y="-2cm"><text:p/></draw:rect></text:p>
      <text:p text:style-name="P21"><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4" office:value-type="string">
            <text:p text:style-name="P13"><text:span text:style-name="T1">Cadon</text:span> Mehdi-Jonathan</text:p>
          </table:table-cell>
          <table:table-cell table:style-name="Tableau1.D4" office:value-type="string">
            <text:p text:style-name="P12">Création du document</text:p>
          </table:table-cell>
        </table:table-row>
        <table:table-row>
          <table:table-cell table:style-name="Tableau1.A2" office:value-type="string">
            <text:p text:style-name="P4"/>
          </table:table-cell>
          <table:table-cell table:style-name="Tableau1.A2" office:value-type="string">
            <text:p text:style-name="P4"/>
          </table:table-cell>
          <table:table-cell table:style-name="Tableau1.A2" office:value-type="string">
            <text:p text:style-name="P13"/>
          </table:table-cell>
          <table:table-cell table:style-name="Tableau1.D3" office:value-type="string">
            <text:p text:style-name="P12"/>
          </table:table-cell>
        </table:table-row>
        <table:table-row>
          <table:table-cell table:style-name="Tableau1.B4" office:value-type="string">
            <text:p text:style-name="P4"/>
          </table:table-cell>
          <table:table-cell table:style-name="Tableau1.B4" office:value-type="string">
            <text:p text:style-name="P4"/>
          </table:table-cell>
          <table:table-cell table:style-name="Tableau1.C4" office:value-type="string">
            <text:p text:style-name="P13"/>
          </table:table-cell>
          <table:table-cell table:style-name="Tableau1.D4" office:value-type="string">
            <text:p text:style-name="P12"/>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3"/>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3"/>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4">Table des matières</text:p>
          </text:index-title>
          <text:p text:style-name="P15"><text:a xlink:type="simple" xlink:href="#__RefHeading__1465_435481345" text:style-name="Internet_20_link" text:visited-style-name="Internet_20_link">1. Objectifs<text:tab/>4</text:a></text:p>
          <text:p text:style-name="P15"><text:a xlink:type="simple" xlink:href="#__RefHeading__1691_1578152125" text:style-name="Internet_20_link" text:visited-style-name="Internet_20_link">2. Acteurs<text:tab/>4</text:a></text:p>
          <text:p text:style-name="P15"><text:a xlink:type="simple" xlink:href="#__RefHeading__1693_1578152125" text:style-name="Internet_20_link" text:visited-style-name="Internet_20_link">3. Points abordés<text:tab/>4</text:a></text:p>
        </text:index-body>
      </text:table-of-content>
      <text:p text:style-name="Text_20_body"/>
      <text:h text:style-name="P20" text:outline-level="1"><text:bookmark-start text:name="__RefHeading__1465_435481345"/>Objectifs<text:bookmark-end text:name="__RefHeading__1465_435481345"/></text:h>
      <text:p text:style-name="Text_20_body">c e document rend compte de la réunion du vendredi matin <text:s/>2014-02-07, déroulée en salle CH301 du campus de Saint-Charles à Marseille de 09:15 à 10:50, entre la maîtrise d'ouvrage <text:variable-get text:name="Prestataire">AmuFsi2014B</text:variable-get>.</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1691_1578152125"/>Acteurs<text:bookmark-end text:name="__RefHeading__1691_1578152125"/></text:h>
      <text:p text:style-name="Text_20_body">Étaient présents lors de la réunion (et par ordre alphabétique) :</text:p>
      <text:list xml:id="list3669019611" text:style-name="L1">
        <text:list-item>
          <text:p text:style-name="P17">Représentant <text:variable-get text:name="Client">Garmir Khatch</text:variable-get> :</text:p>
          <text:list>
            <text:list-item>
              <text:p text:style-name="P17">M. <text:span text:style-name="T1">Agopian</text:span> Roland</text:p>
            </text:list-item>
          </text:list>
        </text:list-item>
        <text:list-item>
          <text:p text:style-name="P17">Représentant <text:variable-get text:name="Prestataire">AmuFsi2014B</text:variable-get> :</text:p>
          <text:list>
            <text:list-item>
              <text:p text:style-name="P17">M. <text:span text:style-name="T1">Balde</text:span> Ibrahima Sory</text:p>
            </text:list-item>
            <text:list-item>
              <text:p text:style-name="P17">M. <text:span text:style-name="T1">Cadon</text:span> Mehdi-Jonathan</text:p>
            </text:list-item>
            <text:list-item>
              <text:p text:style-name="P17"><text:span text:style-name="T1">M. </text:span><text:span text:style-name="T1">Gairoard</text:span> Lionel</text:p>
            </text:list-item>
            <text:list-item>
              <text:p text:style-name="P17"><text:span text:style-name="T1">M. </text:span><text:span text:style-name="T1">Pachy</text:span> Ravi</text:p>
            </text:list-item>
            <text:list-item>
              <text:p text:style-name="P17">Mlle. <text:span text:style-name="T1">Toure</text:span> Ahoua Khady</text:p>
            </text:list-item>
          </text:list>
        </text:list-item>
      </text:list>
      <text:h text:style-name="Heading_20_1" text:outline-level="1"><text:bookmark-start text:name="__RefHeading__1693_1578152125"/>Points abordés<text:bookmark-end text:name="__RefHeading__1693_1578152125"/></text:h>
      <text:p text:style-name="Text_20_body">Pour commencer , il a été abordé les différentes modifications sur la forme générale de nos documents <text:s/>à savoir :</text:p>
      <text:list xml:id="list1568622737" text:style-name="L2">
        <text:list-item>
          <text:p text:style-name="P18">indiquer <text:s/>le rôle <text:s/>de chaque personne</text:p>
        </text:list-item>
        <text:list-item>
          <text:p text:style-name="P18">avoir un historique (un suivi) <text:s/>de toutes les actions <text:s/>à mener</text:p>
        </text:list-item>
        <text:list-item>
          <text:p text:style-name="P18">faire dans chaque chapitre une introduction et une conclusion</text:p>
        </text:list-item>
        <text:list-item>
          <text:p text:style-name="P18">ne pas hésiter à faire des schémas </text:p>
        </text:list-item>
      </text:list>
      <text:p text:style-name="Text_20_body"/>
      <text:p text:style-name="Text_20_body"><text:soft-page-break/><text:s text:c="3"/>Suite à la présentation de la version 1.0 du cahier de charge, plusieurs éclaircissements ont été apportés à différents niveaux.</text:p>
      <text:h text:style-name="Heading_20_2" text:outline-level="2">Changements apportés au cahier de charge</text:h>
      <text:h text:style-name="Heading_20_3" text:outline-level="3">Au niveau du contexte métier</text:h>
      <text:p text:style-name="Text_20_body"><text:s/>Il convient de définir , de décrire exactement l'architecture existante , se baser sur ce qui a déjà été fait dans l'entreprise afin de mieux adapter le cahier de charge aux attentes. Par ailleurs il faut indiquer dans le cahier de charge tout projet connexe en cours de réalisation qui est <text:s/>en <text:s/>rapport avec la gestion de la logistique.</text:p>
      <text:h text:style-name="Heading_20_3" text:outline-level="3">Au niveau des utilisateurs et des machines clientes</text:h>
      <text:p text:style-name="Text_20_body"><text:s/>Il paraît important de notifier toutes les compétences techniques internes par exemple celle en rapport avec le domaine de compétence des télécoms qui peuvent aidé <text:s/>à la mise en œuvre du produit final. Aussi il faut tenir compte du niveau de connaissances des différents utilisateurs étant donné que certains d'eux sont des bénévoles qui n'ont pas forcément une grande maîtrise de certains environnements. Le cahier de charge doit contenir la description des types d'utilisateurs ,leur niveau d’accès <text:s/>au données et les types de machines clientes sur lesquelles la solution sera implantée, indiquer s'il s 'agit d'un client léger ou d'un client lourd.</text:p>
      <text:h text:style-name="Heading_20_3" text:outline-level="3">Au niveau du domaine technique</text:h>
      <text:p text:style-name="Text_20_body"><text:s/>S'il existe déjà des solutions de sauvegarde des données , de maintenance , des licences, des solutions antivirus celles ci <text:s/>doivent être décrites. </text:p>
      <text:h text:style-name="Heading_20_3" text:outline-level="3">Au niveau de la mémoire financière</text:h>
      <text:p text:style-name="Text_20_body">Tout cahier de charge doit contenir une mémoire financière dans laquelle est définit le prix de toutes les charges (logiciel, matériel,service) du projet .</text:p>
      <text:p text:style-name="Text_20_body"/>
      <text:h text:style-name="Heading_20_3" text:outline-level="3"><text:soft-page-break/>Au niveau de l'utilisation de la norme AFNOR NF XR50-15<text:bookmark text:name="Plan-type_selon_la_norme_AFNOR_NF_X50-151"/>1</text:h>
      <text:p text:style-name="Text_20_body">Il était question de demander l'approbation pour l'utilisation de la norme AFNOR NF XR50. C'est une norme proposant un plan type de rédaction d’un cahier des charges,elle peut s'appliquer à tous les projets de développement industriels ou informatiques. La norme a été approuvée, elle sera donc suivi pour la rédaction du cahier de charge.</text:p>
      <text:p text:style-name="P19"/>
      <text:p text:style-name="Text_20_body"><draw:frame text:anchor-type="paragraph" draw:z-index="10" draw:style-name="gr5" draw:text-style-name="P24" svg:width="17.001cm" svg:height="1.251cm" svg:x="0cm" svg:y="0cm"><draw:text-box><text:p text:style-name="P23"><text:span text:style-name="T3">Note :</text:span></text:p><text:p text:style-name="P23"><text:span text:style-name="T4">Ceci est une note !</text:span></text:p></draw:text-box></draw:frame></text:p>
      <text:p text:style-name="Text_20_body"><draw:frame text:anchor-type="paragraph" draw:z-index="8" draw:style-name="gr3" draw:text-style-name="P24" svg:width="17.001cm" svg:height="1.325cm" svg:x="0cm" svg:y="0cm"><draw:text-box><text:p text:style-name="P23"><text:span text:style-name="T3">IMPORTANT !</text:span></text:p><text:p text:style-name="P23"><text:span text:style-name="T4">Ceci est une note importante !</text:span></text:p></draw:text-box></draw:frame></text:p>
      <text:p text:style-name="Text_20_body"><draw:frame text:anchor-type="paragraph" draw:z-index="9" draw:style-name="gr4" draw:text-style-name="P24" svg:width="17.001cm" svg:height="1.325cm" svg:x="0cm" svg:y="0cm"><draw:text-box><text:p text:style-name="P23"><text:span text:style-name="T3">ATTENTION !</text:span></text:p><text:p text:style-name="P23"><text:span text:style-name="T4">Ceci est une note importante !</text:span></text:p></draw:text-box></draw:frame></text:p>
      <text:p text:style-name="Text_20_body"><draw:frame text:anchor-type="paragraph" draw:z-index="11" draw:style-name="gr6" draw:text-style-name="P24" svg:width="17.001cm" svg:height="2.509cm" svg:x="0cm" svg:y="0cm"><draw:text-box><text:p text:style-name="P23"><text:span text:style-name="T5">Note aux développeurs :</text:span></text:p><text:p text:style-name="P23"><text:span text:style-name="T4">Ceci est une note pour les développeurs !</text:span></text:p><text:p text:style-name="P23"><text:span text:style-name="T6">Exemples</text:span><text:span text:style-name="T4"> : </text:span></text:p><text:p text:style-name="P23"><text:span text:style-name="T4">- Prévoir en flexibilité : la liste pourra changer au cours du temps et être 10 fois plus longue.</text:span></text:p><text:p text:style-name="P23"><text:span text:style-name="T4">- Le système AX est incompatible avec le produit AY : Utilisez la méthode BY.</text:span></text:p></draw:text-box></draw:frame></text:p>
      <text:p text:style-name="Text_20_body"><draw:frame text:anchor-type="paragraph" draw:z-index="12" draw:style-name="gr7" draw:text-style-name="P24" svg:width="17.001cm" svg:height="2.92cm" svg:x="0cm" svg:y="0cm"><draw:text-box><text:p text:style-name="P23"><text:span text:style-name="T7">Note aux fonctionnels :</text:span></text:p><text:p text:style-name="P23"><text:span text:style-name="T4">Ceci est une note pour les fonctionnels.</text:span></text:p><text:p text:style-name="P23"><text:span text:style-name="T6">Exemple</text:span><text:span text:style-name="T4"> : </text:span></text:p><text:p text:style-name="P23"><text:span text:style-name="T4">- Cette décision a été prise afin de rester en accord avec la procédure A090.</text:span></text:p><text:p text:style-name="P23"><text:span text:style-name="T4">-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24" svg:width="17.001cm" svg:height="2.92cm" svg:x="0cm" svg:y="0cm"><draw:text-box><text:p text:style-name="P23"><text:span text:style-name="T8">Note aux testeurs :</text:span></text:p><text:p text:style-name="P23"><text:span text:style-name="T4">Ceci est une note pour les testeurs.</text:span></text:p><text:p text:style-name="P23"><text:span text:style-name="T6">Exemple</text:span><text:span text:style-name="T4"> : </text:span></text:p><text:p text:style-name="P23"><text:span text:style-name="T4">- Pensez à vérifier le comportement de chaque champ obligatoire lorsqu'il est vide.</text:span></text:p><text:p text:style-name="P23"><text:span text:style-name="T4">-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Demande de pestation d'AMO</text:title></text:p>
              <text:p text:style-name="Sous-titre_20_d_27_en-tête"><text:subject>Compte rendu de réunion du 2014-02-14</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5T09:49:16">2014-02-15</text:date></text:p>
            </table:table-cell>
            <table:table-cell table:style-name="Tableau3.C1" office:value-type="string">
              <text:p text:style-name="MP2">Version : <text:user-defined style:data-style-name="N0" text:name="Numéro du document">1.2</text:user-defined>.<text:editing-cycles>1</text:editing-cycles></text:p>
            </table:table-cell>
          </table:table-row>
        </table:table>
        <text:p text:style-name="MP3"/>
      </style:header>
      <style:footer>
        <text:p text:style-name="Footer"><text:page-number text:select-page="current">7</text:page-number> / <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3.5$Linux_x86 LibreOffice_project/350m1$Build-2</meta:generator>
    <dc:title>Demande de pestation d'AMO</dc:title>
    <dc:subject>Compte rendu de réunion du 2014-02-14</dc:subject>
    <meta:document-statistic meta:table-count="6" meta:image-count="0" meta:object-count="0" meta:page-count="7" meta:paragraph-count="81" meta:word-count="620" meta:character-count="3868" meta:non-whitespace-character-count="3331"/>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